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/k</text:p>
          </table:table-cell>
          <table:table-cell table:number-columns-repeated="2"/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2]/[.B2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D2]/10" office:value-type="float" office:value="0.1" calcext:value-type="float">
            <text:p>0.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3]/[.B3]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[.D3]/10" office:value-type="float" office:value="0.2" calcext:value-type="float">
            <text:p>0.2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A4]/[.B4]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4]/10" office:value-type="float" office:value="0.3" calcext:value-type="float">
            <text:p>0.3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5]/[.B5]"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formula="of:=[.D5]/10" office:value-type="float" office:value="0.4" calcext:value-type="float">
            <text:p>0.4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6]/[.B6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D6]/10" office:value-type="float" office:value="0.5" calcext:value-type="float">
            <text:p>0.5</text:p>
          </table:table-cell>
          <table:table-cell office:value-type="string" calcext:value-type="string">
            <text:p>darkbl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7]/[.B7]"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formula="of:=[.D7]/10" office:value-type="float" office:value="0.6" calcext:value-type="float">
            <text:p>0.6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8]/[.B8]"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formula="of:=[.D8]/10" office:value-type="float" office:value="0.7" calcext:value-type="float">
            <text:p>0.7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9]/[.B9]"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table:formula="of:=[.D9]/10" office:value-type="float" office:value="0.8" calcext:value-type="float">
            <text:p>0.8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10]/[.B10]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D10]/10" office:value-type="float" office:value="0.9" calcext:value-type="float">
            <text:p>0.9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A11]/[.B11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/10" office:value-type="float" office:value="1" calcext:value-type="float">
            <text:p>1</text:p>
          </table:table-cell>
          <table:table-cell office:value-type="string" calcext:value-type="string">
            <text:p>darkblue</text:p>
          </table:table-cell>
        </table:table-row>
        <table:table-row table:style-name="ro1">
          <table:table-cell table:formula="of:=11/2*1.8" office:value-type="float" office:value="9.9" calcext:value-type="float">
            <text:p>9.9</text:p>
          </table:table-cell>
          <table:table-cell table:formula="of:=10/2*1.8" office:value-type="float" office:value="9" calcext:value-type="float">
            <text:p>9</text:p>
          </table:table-cell>
          <table:table-cell table:formula="of:=[.A12]/[.B12]"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table:formula="of:=[.D12]/10" office:value-type="float" office:value="1.1" calcext:value-type="float">
            <text:p>1.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formula="of:=9/2*2.2" office:value-type="float" office:value="9.9" calcext:value-type="float">
            <text:p>9.9</text:p>
          </table:table-cell>
          <table:table-cell table:formula="of:=7.5/2*2.2" office:value-type="float" office:value="8.25" calcext:value-type="float">
            <text:p>8.25</text:p>
          </table:table-cell>
          <table:table-cell table:formula="of:=[.A13]/[.B13]"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table:formula="of:=[.D13]/10" office:value-type="float" office:value="1.2" calcext:value-type="float">
            <text:p>1.2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formula="of:=6.5/2*3" office:value-type="float" office:value="9.75" calcext:value-type="float">
            <text:p>9.75</text:p>
          </table:table-cell>
          <table:table-cell table:formula="of:=5/2*3" office:value-type="float" office:value="7.5" calcext:value-type="float">
            <text:p>7.5</text:p>
          </table:table-cell>
          <table:table-cell table:formula="of:=[.A14]/[.B14]"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table:formula="of:=[.D14]/10" office:value-type="float" office:value="1.3" calcext:value-type="float">
            <text:p>1.3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formula="of:=7*1.4" office:value-type="float" office:value="9.8" calcext:value-type="float">
            <text:p>9.8</text:p>
          </table:table-cell>
          <table:table-cell table:formula="of:=5*1.4" office:value-type="float" office:value="7" calcext:value-type="float">
            <text:p>7</text:p>
          </table:table-cell>
          <table:table-cell table:formula="of:=[.A15]/[.B15]"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table:formula="of:=[.D15]/10" office:value-type="float" office:value="1.4" calcext:value-type="float">
            <text:p>1.4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formula="of:=3*3.3" office:value-type="float" office:value="9.9" calcext:value-type="float">
            <text:p>9.9</text:p>
          </table:table-cell>
          <table:table-cell table:formula="of:=2*3.3" office:value-type="float" office:value="6.6" calcext:value-type="float">
            <text:p>6.6</text:p>
          </table:table-cell>
          <table:table-cell table:formula="of:=[.A16]/[.B16]"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D16]/10" office:value-type="float" office:value="1.5" calcext:value-type="float">
            <text:p>1.5</text:p>
          </table:table-cell>
          <table:table-cell office:value-type="string" calcext:value-type="string">
            <text:p>darkbl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/4*5" office:value-type="float" office:value="6.25" calcext:value-type="float">
            <text:p>6.25</text:p>
          </table:table-cell>
          <table:table-cell table:formula="of:=[.A17]/[.B17]"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table:formula="of:=[.D17]/10" office:value-type="float" office:value="1.6" calcext:value-type="float">
            <text:p>1.6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formula="of:=8.5/2*2.35" office:value-type="float" office:value="9.9875" calcext:value-type="float">
            <text:p>9.9875</text:p>
          </table:table-cell>
          <table:table-cell table:formula="of:=5/2*2.35" office:value-type="float" office:value="5.875" calcext:value-type="float">
            <text:p>5.875</text:p>
          </table:table-cell>
          <table:table-cell table:formula="of:=[.A18]/[.B18]"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table:formula="of:=[.D18]/10" office:value-type="float" office:value="1.7" calcext:value-type="float">
            <text:p>1.7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formula="of:=9/2*2.2" office:value-type="float" office:value="9.9" calcext:value-type="float">
            <text:p>9.9</text:p>
          </table:table-cell>
          <table:table-cell table:formula="of:=5/2*2.2" office:value-type="float" office:value="5.5" calcext:value-type="float">
            <text:p>5.5</text:p>
          </table:table-cell>
          <table:table-cell table:formula="of:=[.A19]/[.B19]"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  <table:table-cell table:formula="of:=[.D19]/10" office:value-type="float" office:value="1.8" calcext:value-type="float">
            <text:p>1.8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formula="of:=9.5/2*2.1" office:value-type="float" office:value="9.975" calcext:value-type="float">
            <text:p>9.975</text:p>
          </table:table-cell>
          <table:table-cell table:formula="of:=5/2*2.1" office:value-type="float" office:value="5.25" calcext:value-type="float">
            <text:p>5.25</text:p>
          </table:table-cell>
          <table:table-cell table:formula="of:=[.A20]/[.B20]"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table:formula="of:=[.D20]/10" office:value-type="float" office:value="1.9" calcext:value-type="float">
            <text:p>1.9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21]/[.B21]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21]/10" office:value-type="float" office:value="2" calcext:value-type="float">
            <text:p>2</text:p>
          </table:table-cell>
          <table:table-cell office:value-type="string" calcext:value-type="string">
            <text:p>darkblue</text:p>
          </table:table-cell>
        </table:table-row>
      </table:table>
      <table:named-expressions>
        <table:named-range table:name="color" table:base-cell-address="$Sheet1.$F$2" table:cell-range-address="$Sheet1.$F$2:.$F$21"/>
        <table:named-range table:name="x" table:base-cell-address="$Sheet1.$A$2" table:cell-range-address="$Sheet1.$A$2:.$A$21"/>
        <table:named-range table:name="y" table:base-cell-address="$Sheet1.$B$2" table:cell-range-address="$Sheet1.$B$2:.$B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23:49:50.055565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</meta:initial-creator>
    <meta:creation-date>2015-10-18T23:30:05.784425234</meta:creation-date>
    <dc:date>2016-01-26T00:01:15.928348337</dc:date>
    <meta:editing-duration>PT1H35M53S</meta:editing-duration>
    <meta:editing-cycles>27</meta:editing-cycles>
    <meta:generator>LibreOffice/5.0.2.2$Linux_x86 LibreOffice_project/00m0$Build-2</meta:generator>
    <meta:document-statistic meta:table-count="1" meta:cell-count="124" meta:object-count="0"/>
  </office:meta>
</office:document-meta>
</file>